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éveloppement Liste</text:p>
      <text:h text:style-name="Heading_20_1" text:outline-level="1">Choix</text:h>
      <text:p text:style-name="Text_20_body">Liste des listing possibles avec 2 anchors : definition et paramètre</text:p>
      <text:p text:style-name="Text_20_body"/>
      <text:h text:style-name="Heading_20_1" text:outline-level="1">Définition</text:h>
      <text:p text:style-name="Text_20_body">Appele fonctions javascript : <text:span text:style-name="T1">listing_show_def</text:span></text:p>
      <text:p text:style-name="Text_20_body">paramètre : <text:bookmark-start text:name="__DdeLink__2_199038177"/></text:p>
      <text:list xml:id="list1442503160" text:style-name="L1">
        <text:list-item>
          <text:p text:style-name="P2">l_id (primary key de list)</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nom )</text:p>
        </text:list-item>
        <text:list-item>
          <text:p text:style-name="P2">id de la ligne à modifier description<text:bookmark-end text:name="__DdeLink__2_199038177"/></text:p>
        </text:list-item>
      </text:list>
      <text:p text:style-name="Text_20_body">qui appel ajax.php et inclusion du fichier php <text:span text:style-name="T1">ajax_listing_show_def.php</text:span> qui <text:s/>montre un form avec les caractéristique du listing: nom, description...= listing_show_def </text:p>
      <text:p text:style-name="Text_20_body">En sauvant ce form on appele la fonction js <text:span text:style-name="T1">listing_save_def </text:span>qui le sauve et met le nom et la description du listing à jour, fait dans le fichier php <text:span text:style-name="T1">ajax_listing_save_def .php</text:span></text:p>
      <text:p text:style-name="Text_20_body">Possibilité de copier le form courant (clonage) → js : listing_clonet → <text:span text:style-name="T1">ajax_listing_clone.php </text:span><text:span text:style-name="T2">et ajout d'une ligne dans la liste des listings</text:span></text:p>
      <text:h text:style-name="Heading_20_1" text:outline-level="1">Paramètre</text:h>
      <text:p text:style-name="Text_20_body">Montre les lignes détail du listing </text:p>
      <text:p text:style-name="Text_20_body">champs visible : code, commentaire et formule , les formules possibles sont compute, poste comptable utilisé ou nom avec la fiche, journal ou attribut dans un SELECT.</text:p>
      <text:p text:style-name="Text_20_body">2 possibilités : on peut modifier le code ou le commentaire et ajouter ou mettre à jour la formule</text:p>
      <text:p text:style-name="Text_20_body">Bouton sauver, sauvera uniquement les commentaires et le code</text:p>
      <text:p text:style-name="Text_20_body">Pour la formule : appel fct js listing_param_show qui montrera un form</text:p>
      <text:p text:style-name="Text_20_body">paramètres :</text:p>
      <text:list xml:id="list338979342" text:continue-numbering="true" text:style-name="L1">
        <text:list-item>
          <text:p text:style-name="P2">lp_id (primary key de list_param : 0 pour ajouter)</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formule)</text:p>
        </text:list-item>
      </text:list>
      <text:p text:style-name="Text_20_body">En sauvant, on change dans la base de données et on affiche la formule dans id (5ième paramètre)</text:p>
      <text:p text:style-name="Text_20_body"><text:soft-page-break/>Le form paramètre à 3 onglets</text:p>
      <text:list xml:id="list327374093" text:style-name="L2">
        <text:list-item>
          <text:p text:style-name="P3">L'attribut selectionné</text:p>
        </text:list-item>
        <text:list-item>
          <text:p text:style-name="P3">Poste comptable + journal + utilisée avec la fiche</text:p>
        </text:list-item>
        <text:list-item>
          <text:p text:style-name="P3">compute</text:p>
        </text:list-item>
        <text:list-item>
          <text:p text:style-name="P3">réconciliation : si une opération est rapprochée avec une opération utilisant cette fiche : calculer solde D/C ou D/C du poste comptable XX utilisé avec la fiche rapprochée avec une opération XX dans le journal Y</text:p>
        </text:list-item>
      </text:list>
      <text:p text:style-name="Text_20_body">Il n'y a qu'une seule formule par ligne.</text:p>
      <text:p text:style-name="Text_20_body"/>
      <text:h text:style-name="Heading_20_1" text:outline-level="1">Génération listing</text:h>
      <text:p text:style-name="Text_20_body">Même menu que pour les déclarations mais avec un autre form :</text:p>
      <text:p text:style-name="Text_20_body">IN : </text:p>
      <text:list xml:id="list47112195" text:style-name="L3">
        <text:list-item>
          <text:p text:style-name="P4">Choix du listing à générer</text:p>
        </text:list-item>
        <text:list-item>
          <text:p text:style-name="P4">date début</text:p>
        </text:list-item>
        <text:list-item>
          <text:p text:style-name="P4">date fin</text:p>
        </text:list-item>
        <text:list-item>
          <text:p text:style-name="P4">condition</text:p>
        </text:list-item>
      </text:list>
      <text:p text:style-name="Text_20_body">La condition c'est un code défini dans le listing qui est soit supérieur, inférieur, égal, contenant une valeur. Une seule condition peut être donnée. Attention le type de code ou d'attribut pour supérieure ou égale, exemple : date, champs texte ou numérique</text:p>
      <text:p text:style-name="Text_20_body">Sauvegarde de la déclaration dans la table listing_compute</text:p>
      <text:p text:style-name="Text_20_body">Pour chaque fiche de la catégorie, calculer les différentes champs : attribut, compute et poste comptable sauvegardée dans listing_compute_detail.</text:p>
      <text:p text:style-name="Text_20_body">Effacement des lignes ne répondant pas à la condition</text:p>
      <text:p text:style-name="Text_20_body">Affichage du contenu de cette table, si on garde alors le champs to_keep de listing_compute devient Y, sinon elle sera effacée.</text:p>
      <text:p text:style-name="Text_20_body">On peut cocher les fiches pour lesquelles on veut générer un document, en demandant la génération automatiquement on garde ce listing_compute.</text:p>
      <text:list xml:id="list577017016" text:style-name="L4">
        <text:list-item>
          <text:p text:style-name="P5">Effacer toutes les lignes qui n'ont pas été sélectionnées</text:p>
        </text:list-item>
        <text:list-item>
          <text:p text:style-name="P5">pour chaque ligne restante, générer un document et le sauver dans listing_compute_detail</text:p>
        </text:list-item>
      </text:list>
      <text:p text:style-name="Text_20_body">proposer de télécharger tous les fichiers générer dans un fichier compressé zip ou d'ajouter dans FOLLOW même si l'utilisateur n'a pas accès, dans ce cas, il faut connaître le type d'action : destinataire = fiche donnée</text:p>
      <text:p text:style-name="Text_20_body"/>
      <text:h text:style-name="Heading_20_1" text:outline-level="1">Etudes de cas</text:h>
      <text:h text:style-name="Heading_20_2" text:outline-level="2">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Donc catégorie de fiche : client </text:p>
      <text:p text:style-name="Text_20_body">Champs à afficher :</text:p>
      <text:list xml:id="list928700257" text:style-name="L5">
        <text:list-item>
          <text:p text:style-name="P6"><text:s/>Nom société</text:p>
        </text:list-item>
        <text:list-item>
          <text:p text:style-name="P6"><text:soft-page-break/>N° TVA</text:p>
        </text:list-item>
        <text:list-item>
          <text:p text:style-name="P6">Montant des ventes : formules total des poste comptables commençant par 7% utilisés avec cette fiche dans le journal vente, c'est un montant HTVA.</text:p>
        </text:list-item>
        <text:list-item>
          <text:p text:style-name="P6">Le montant de la TVA est calculé à partir du montant précédent. </text:p>
        </text:list-item>
      </text:list>
      <text:p text:style-name="remarque">Note : si on utilise des postes TVA pour intracomm avec un taux différents de 0 et ces taux s'auto annulent, alors on peut connaître le montant de la TVA grâce au solde débiteur de ce code TVA.</text:p>
      <text:p text:style-name="Standard"/>
      <text:p text:style-name="Text_20_body">Condition : le numéro de TVA ne commence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p text:style-name="Text_20_body"/>
      <text:h text:style-name="Heading_20_2" text:outline-level="2">Adhérent d'un club</text:h>
      <text:p text:style-name="Text_20_body">Un club a une 30taine d'adhérents, chaque mois elle veut avoir la liste des membre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254603172" text:style-name="L6">
        <text:list-item>
          <text:p text:style-name="P7">Nom : attribut de fiche</text:p>
        </text:list-item>
        <text:list-item>
          <text:p text:style-name="P7">Prénom : attribut de fiche</text:p>
        </text:list-item>
        <text:list-item>
          <text:p text:style-name="P7">Date début cotisation : attribut de fiche</text:p>
        </text:list-item>
        <text:list-item>
          <text:p text:style-name="P7">Date fin cotisation : attribut de fiche</text:p>
        </text:list-item>
        <text:list-item>
          <text:p text:style-name="P7">Montant de la prochaine cotisation : attribut de fiche</text:p>
        </text:list-item>
      </text:list>
      <text:p text:style-name="Text_20_body"/>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2" text:outline-level="2">Lettre de rappel client</text:h>
      <text:p text:style-name="Text_20_body">Génération de lettre de rappel pour les clients qui ont encore un solde créditeur.</text:p>
      <text:p text:style-name="Text_20_body"/>
      <text:h text:style-name="Heading_20_2" text:outline-level="2">Fiche de paie salarié</text:h>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1.499cm" fo:text-align="center" style:justify-single-word="false" style:page-number="auto" fo:background-color="transparent" fo:padding="0cm" fo:border="none" style:shadow="none" fo:keep-with-next="always">
        <style:tab-stops/>
        <style:background-image/>
      </style:paragraph-properties>
      <style:text-properties fo:text-transform="uppercase" fo:color="#000080" style:font-name="DejaVu Sans" fo:font-size="16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ejaVu San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auto-update="true" style:default-outline-level="1" style:class="text" style:master-page-name="">
      <style:paragraph-properties fo:text-align="start" style:justify-single-word="false" style:page-number="auto" fo:padding="0.049cm" fo:border="0.51pt solid #000080"/>
      <style:text-properties fo:color="#000080" style:font-name="DejaVu Sans" fo:font-size="95%" fo:font-weight="normal" style:font-size-asian="115%" style:font-weight-asian="bold" style:font-size-complex="115%" style:font-weight-complex="bold"/>
    </style:style>
    <style:style style:name="Title_20__28_user_29_" style:display-name="Title (user)" style:family="paragraph" style:parent-style-name="Heading_20_1" style:default-outline-level="" style:list-style-name=""/>
    <style:style style:name="Heading_20_5" style:display-name="Heading 5" style:family="paragraph" style:parent-style-name="Heading_20_4" style:next-style-name="Text_20_body" style:auto-update="true" style:default-outline-level="5" style:class="text">
      <style:text-properties fo:font-size="10.5pt" style:text-underline-style="wave" style:text-underline-width="auto" style:text-underline-color="font-color" fo:font-weight="normal" style:font-size-asian="10.5pt" style:font-weight-asian="normal" style:font-size-complex="10.5pt" style:font-weight-complex="normal" style:text-overline-style="none" style:text-overline-color="font-color"/>
    </style:style>
    <style:style style:name="Heading_20_4" style:display-name="Heading 4" style:family="paragraph" style:parent-style-name="Heading_20_3" style:next-style-name="Text_20_body" style:auto-update="true"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3" style:display-name="Heading 3" style:family="paragraph" style:parent-style-name="Heading_20_2" style:next-style-name="Text_20_body" style:auto-update="true" style:default-outline-level="3" style:class="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Heading_20_2" style:display-name="Heading 2" style:family="paragraph" style:parent-style-name="Heading_20_1" style:next-style-name="Text_20_body" style:auto-update="true" style:default-outline-level="2" style:class="text">
      <style:paragraph-properties fo:text-align="start" style:justify-single-word="false" fo:padding="0cm" fo:border="none"/>
      <style:text-properties fo:font-size="12pt" fo:font-style="italic" fo:font-weight="bold" style:font-size-asian="14pt" style:font-style-asian="italic" style:font-weight-asian="normal" style:font-size-complex="14pt" style:font-style-complex="italic" style:font-weight-complex="normal"/>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100%" fo:margin-left="0.349cm" fo:margin-right="0cm" fo:margin-top="0cm" fo:margin-bottom="0cm" fo:text-indent="0cm" style:auto-text-indent="false" fo:padding="0.049cm" fo:border="0.06pt solid #000000" style:shadow="none"/>
      <style:text-properties style:font-name="LMMono10" fo:font-size="8pt" style:font-size-asian="10.5pt"/>
    </style:style>
    <style:style style:name="remarque" style:family="paragraph" style:parent-style-name="Text_20_body" style:auto-update="true"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ubject/><text:title/> <text:tab/><text:date style:data-style-name="N37" text:date-value="2013-10-18T13:32:23" text:fixed="true">18/10/13</text:date> <text:time style:data-style-name="N41" text:time-value="2013-10-18T13:32:23" text:fixed="true">13:32:23</text:time><text:tab/><text:page-number text:select-page="current">2</text:page-number>/<text:page-count>3</text:page-count> <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1:04:14</meta:creation-date>
    <dc:date>2013-10-18T17:05:59</dc:date>
    <meta:editing-duration>PT15H55M51S</meta:editing-duration>
    <meta:editing-cycles>44</meta:editing-cycles>
    <meta:generator>LibreOffice/3.5$Linux_X86_64 LibreOffice_project/350m1$Build-2</meta:generator>
    <meta:document-statistic meta:table-count="0" meta:image-count="0" meta:object-count="0" meta:page-count="3" meta:paragraph-count="82" meta:word-count="842" meta:character-count="4879" meta:non-whitespace-character-count="4122"/>
  </office:meta>
</office:document-meta>
</file>